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3">
      <style:text-properties fo:background-color="#ffff00"/>
    </style:style>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Heading_20_1">
      <style:paragraph-properties fo:break-before="page"/>
    </style:style>
    <style:style style:name="T1" style:family="text">
      <style:text-properties fo:background-color="#ffff00"/>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ULTIPLICATIVE ERROR-STATE EXTENDED KALMAN FILTER DESIGN FOR 6D POSE/TWIST ESTIMATION DURING NAVIGATION</text:h>
      <text:h text:style-name="Heading_20_2" text:outline-level="2">ErrorStateFilter:</text:h>
      <text:list xml:id="list46070688" text:style-name="L1">
        <text:list-item>
          <text:p text:style-name="P1">The intention is to use a BFL ordinary extended Kalman filter. The problem is how to implement the conditional pdf, since the state transition depends on the values of the nominal state. The adopted solution is this:</text:p>
          <text:list>
            <text:list-item>
              <text:p text:style-name="P1">Option A (Discarded by now since it can generate singularity problems with covariances during measurement updates.)</text:p>
              <text:list>
                <text:list-item>
                  <text:p text:style-name="P1">The state vector contains both the nominal state and the error-state. Nominal state covariance is always kept to zero, error-state covariance is...</text:p>
                </text:list-item>
              </text:list>
            </text:list-item>
            <text:list-item>
              <text:p text:style-name="P1">Option B</text:p>
              <text:list>
                <text:list-item>
                  <text:p text:style-name="P1">The filter only takes care of the error-state update and correct.</text:p>
                </text:list-item>
                <text:list-item>
                  <text:p text:style-name="P1">The error state conditional pdf keeps the nominal state internally.</text:p>
                </text:list-item>
                <text:list-item>
                  <text:p text:style-name="P1">Nominal state update is performed during the error state update. Before an error state system update, this nominal state must be updated and the new nominal values must be used to update the error state.</text:p>
                </text:list-item>
                <text:list-item>
                  <text:p text:style-name="P1">Reset is performed manually (correcting the nominal state <text:s/>with the filter's post mean and resetting it to zero)</text:p>
                </text:list-item>
              </text:list>
            </text:list-item>
          </text:list>
        </text:list-item>
        <text:list-item>
          <text:p text:style-name="P1">In any case, the variable time step problem is solved passing the time step as the first element of the input.</text:p>
        </text:list-item>
        <text:list-item>
          <text:p text:style-name="P1">Due to a bug in BFL (wrong implementation of base class member Filter&lt; , &gt;::Reset() ) and the fact that KalmanFilter::PostMuSet() is protected, we need to create a custom filter as a derived class of ExtendedKalmanFilter exposing the PostMuSet functionality.</text:p>
        </text:list-item>
        <text:list-item>
          <text:p text:style-name="P1">The measurement model introduces an inconvenient too. The received measurements will be elements of the nominal state, but the filter needs elements of the error state. So they must be converted according to the current nominal state. Since processing of measurements is done in the Update() function, the conversion function must be tied to the measurement pdf or to the measurement model. The current choice is to create an abstract class LinearAnalyticConditionalGaussianErrorMeasurement derived from LinearAnalyticConditionalGaussian with a virtual method ErrorMeasurement(const Vector&amp; measurement, const Vector&amp; nominal_state).</text:p>
        </text:list-item>
      </text:list>
      <text:h text:style-name="Heading_20_2" text:outline-level="2">Initialize:</text:h>
      <text:list xml:id="list1419099632" text:style-name="L2">
        <text:list-item>
          <text:p text:style-name="P2">Initialize the filter with the prior distribution mean and covariance, and the time stamp.</text:p>
        </text:list-item>
      </text:list>
      <text:h text:style-name="Heading_20_2" text:outline-level="2">AddInput:</text:h>
      <text:list xml:id="list137508958" text:style-name="L3">
        <text:list-item>
          <text:p text:style-name="P4">Only add reading if filter is initialized.</text:p>
        </text:list-item>
        <text:list-item>
          <text:p text:style-name="P3">Reading goes to a queue where it will wait to be processed during next update.</text:p>
        </text:list-item>
      </text:list>
      <text:h text:style-name="Heading_20_2" text:outline-level="2"><text:soft-page-break/>AddMeasurement:</text:h>
      <text:list xml:id="list1739752785" text:style-name="L4">
        <text:list-item>
          <text:p text:style-name="P5">Add a measurement to the corresponding queue with priority according to its time stamp.</text:p>
        </text:list-item>
      </text:list>
      <text:h text:style-name="Heading_20_2" text:outline-level="2">Update:</text:h>
      <text:list xml:id="list1345811181" text:continue-list="list137508958" text:style-name="L3">
        <text:list-item>
          <text:p text:style-name="P3">Update the filter state from the contents of the reading queues according to the following rules:</text:p>
          <text:list>
            <text:list-item>
              <text:p text:style-name="P3">“Recorrer” the reading queues according to the time stamp of each reading until:<text:line-break/><text:span text:style-name="T1"><text:tab/>A) every measurement queue (any queue except the IMU one) is empty.<text:line-break/><text:tab/>B) some measurement queue (any queue except the IMU one) is empty.</text:span></text:p>
              <text:list>
                <text:list-item>
                  <text:p text:style-name="P3">If the stamp is older than the filter stamp, discard it and <text:span text:style-name="T1">produce a warning.</text:span></text:p>
                </text:list-item>
                <text:list-item>
                  <text:p text:style-name="P3">Else update the filter according to each type of measurement.</text:p>
                </text:list-item>
              </text:list>
            </text:list-item>
          </text:list>
        </text:list-item>
      </text:list>
      <text:h text:style-name="Heading_20_2" text:outline-level="2">UpdateSys:</text:h>
      <text:list xml:id="list1300759312" text:continue-list="list46070688" text:style-name="L1">
        <text:list-item>
          <text:p text:style-name="P1">Update nominal and error state systems.</text:p>
        </text:list-item>
        <text:list-item>
          <text:p text:style-name="P1">The update is done inside the filter, which updates the error state conditional pdf. The nominal state is updated implicitly during this process (in the ExpectedValueGet function).</text:p>
        </text:list-item>
        <text:list-item>
          <text:p text:style-name="P1">The time step is computed and passed as an entry of the input.</text:p>
        </text:list-item>
      </text:list>
      <text:h text:style-name="Heading_20_2" text:outline-level="2">UpdateMeas:</text:h>
      <text:list xml:id="list1493712656" text:continue-numbering="true" text:style-name="L1">
        <text:list-item>
          <text:p text:style-name="P1">The correct is performed only if the current filter time is equal to the measurement time.</text:p>
        </text:list-item>
        <text:list-item>
          <text:p text:style-name="P1">Correct error state with given measurement (filter update with ErrorMeasurement from measurement pdf and corresponding measurement model).</text:p>
        </text:list-item>
        <text:list-item>
          <text:p text:style-name="P1">Reset: correct the nominal state with the corrected error state and set error state to zero. This is done with the CorrectNominalState function of the error state conditional pdf, and the PostMuSet function of the filter.</text:p>
        </text:list-item>
      </text:list>
      <text:h text:style-name="P12" text:outline-level="1">EKF NAVIGATION NODE</text:h>
      <text:p text:style-name="Text_20_body">The node has the following functions.</text:p>
      <text:h text:style-name="Heading_20_2" text:outline-level="2">Advertise topics:</text:h>
      <text:list xml:id="list1226902184" text:style-name="L5">
        <text:list-item>
          <text:p text:style-name="P6">Advertise the “odometry” topic.</text:p>
        </text:list-item>
        <text:list-item>
          <text:p text:style-name="P6">Advertise the “odometry_pre” topic.</text:p>
        </text:list-item>
      </text:list>
      <text:h text:style-name="Heading_20_2" text:outline-level="2">Subscribe topics:</text:h>
      <text:list xml:id="list66426355" text:continue-numbering="true" text:style-name="L5">
        <text:list-item>
          <text:p text:style-name="P6">Subscribe to the “imu” <text:span text:style-name="T1">(raw/filtered)</text:span> topic</text:p>
        </text:list-item>
        <text:list-item>
          <text:p text:style-name="P6">Subscribe to the “pressure” topic.</text:p>
        </text:list-item>
        <text:list-item>
          <text:p text:style-name="P6">Subscribe to the “visual_odometry” topic.</text:p>
        </text:list-item>
      </text:list>
      <text:h text:style-name="Heading_20_2" text:outline-level="2">Initialize:</text:h>
      <text:list xml:id="list187796314" text:style-name="L6">
        <text:list-item>
          <text:p text:style-name="P7">Set up parameters for <text:span text:style-name="T1">static/dynamic</text:span> reconfiguration:</text:p>
          <text:list>
            <text:list-item>
              <text:p text:style-name="P7">output_rate: publishing rate.</text:p>
            </text:list-item>
            <text:list-item>
              <text:p text:style-name="P7">frame_id: frame identifier for output messages and transforms.</text:p>
            </text:list-item>
            <text:list-item>
              <text:p text:style-name="P7">child_frame_id: child frame identifier for output messages and transforms.</text:p>
            </text:list-item>
            <text:list-item>
              <text:p text:style-name="P7">eps: tolerance level for static initialization.</text:p>
            </text:list-item>
          </text:list>
        </text:list-item>
        <text:list-item>
          <text:p text:style-name="P7">Trigger the timer that handle the UpdateCallback.</text:p>
        </text:list-item>
      </text:list>
      <text:h text:style-name="Heading_20_2" text:outline-level="2">IMU callback:</text:h>
      <text:list xml:id="list600674028" text:style-name="L7">
        <text:list-item>
          <text:p text:style-name="P8">If the filter is not initialized, initialize it according to these rules:</text:p>
          <text:list>
            <text:list-item>
              <text:p text:style-name="P8">The robot is assumed to be in a static state.</text:p>
            </text:list-item>
            <text:list-item>
              <text:p text:style-name="P8">The gyros' drift is initialized from the IMU angular rate (supposed to be zero).</text:p>
            </text:list-item>
            <text:list-item>
              <text:p text:style-name="P8">The accelerometers' bias is initialized to zero. The attitude (roll and pitch) are computed from the sensed gravity, and heading (yaw) is initialized to zero.</text:p>
            </text:list-item>
          </text:list>
        </text:list-item>
        <text:list-item>
          <text:p text:style-name="P8">If the filter is already initialized, add the IMU reading to the corresponding queue, according to the message time stamp.</text:p>
        </text:list-item>
      </text:list>
      <text:h text:style-name="Heading_20_2" text:outline-level="2">Pressure callback:</text:h>
      <text:list xml:id="list1811621809" text:style-name="L8">
        <text:list-item>
          <text:p text:style-name="P9">Add the <text:span text:style-name="T1">pressure/depth</text:span> reading to the corresponding queue, according to its time stamp.</text:p>
        </text:list-item>
      </text:list>
      <text:h text:style-name="Heading_20_2" text:outline-level="2">Visual odometry callback:</text:h>
      <text:list xml:id="list67133514" text:style-name="L9">
        <text:list-item>
          <text:p text:style-name="P10">Add the odometry reading to the corresponding queue, according to its time stamp.</text:p>
        </text:list-item>
      </text:list>
      <text:h text:style-name="Heading_20_2" text:outline-level="2">Update callback:</text:h>
      <text:list xml:id="list281401524" text:style-name="L10">
        <text:list-item>
          <text:p text:style-name="P11">Publish filtered odometry information.</text:p>
        </text:list-item>
        <text:list-item>
          <text:p text:style-name="P11"><text:soft-page-break/>Sent filtered transform.</text:p>
        </text:list-item>
        <text:list-item>
          <text:p text:style-name="P11">Publish unfiltered odometry information.</text:p>
        </text:list-item>
      </text:list>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background-color="transparent"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an Beltran</meta:initial-creator>
    <meta:creation-date>2011-08-29T11:12:21</meta:creation-date>
    <dc:date>2011-09-07T20:20:44</dc:date>
    <dc:creator>Joan Beltran</dc:creator>
    <meta:editing-duration>PT202H04M55S</meta:editing-duration>
    <meta:editing-cycles>7</meta:editing-cycles>
    <meta:generator>OpenOffice.org/3.2$Linux OpenOffice.org_project/320m12$Build-9483</meta:generator>
    <meta:document-statistic meta:table-count="0" meta:image-count="0" meta:object-count="0" meta:page-count="4" meta:paragraph-count="63" meta:word-count="815" meta:character-count="5062"/>
  </office:meta>
</office:document-meta>
</file>